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b2b2b2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999999"/>
    </style:style>
    <style:style style:name="P6" style:family="paragraph">
      <loext:graphic-properties draw:fill-color="#eeeeee"/>
    </style:style>
    <style:style style:name="P7" style:family="paragraph">
      <loext:graphic-properties draw:fill-color="#dddddd"/>
    </style:style>
    <style:style style:name="P8" style:family="paragraph">
      <loext:graphic-properties draw:fill-color="#dddddd"/>
      <style:paragraph-properties fo:text-align="center"/>
    </style:style>
    <style:style style:name="gr1" style:family="graphic">
      <style:graphic-properties draw:fill-color="#b2b2b2" draw:textarea-horizontal-align="justify" draw:textarea-vertical-align="middle" draw:auto-grow-height="false" fo:min-height="1.799cm" fo:min-width="19.3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ccccc" draw:textarea-horizontal-align="justify" draw:textarea-vertical-align="middle" draw:auto-grow-height="false" fo:min-height="1.64cm" fo:min-width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1.667cm" fo:min-width="19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cccc" draw:textarea-horizontal-align="justify" draw:textarea-vertical-align="middle" draw:auto-grow-height="false" fo:min-height="19.394cm" fo:min-width="19.3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999999" draw:textarea-horizontal-align="justify" draw:textarea-vertical-align="middle" draw:auto-grow-height="false" fo:min-height="3.545cm" fo:min-width="19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3.016cm" fo:min-width="12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dddddd" draw:textarea-horizontal-align="justify" draw:textarea-vertical-align="middle" draw:auto-grow-height="false" fo:min-height="3.545cm" fo:min-width="12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dddddd" draw:textarea-horizontal-align="justify" draw:textarea-vertical-align="middle" draw:auto-grow-height="false" fo:min-height="4.075cm" fo:min-width="12.1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dddddd" draw:textarea-horizontal-align="justify" draw:textarea-vertical-align="middle" draw:auto-grow-height="false" fo:min-height="3.493cm" fo:min-width="12.3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884cm" fo:min-width="2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2.91cm" fo:min-width="2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3.466cm" fo:min-width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3.254cm" fo:min-width="3.2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2" svg:width="19.395cm" svg:height="1.8cm" svg:x="-1.342cm" svg:y="-1.258cm"><text:p text:style-name="P1">Nav Bar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1.641cm" svg:height="1.641cm" svg:x="-1.025cm" svg:y="-1.099cm"><text:p text:style-name="P1">logo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4" svg:width="19.474cm" svg:height="1.668cm" svg:x="-1.342cm" svg:y="1.256cm"><text:p text:style-name="P1">Le forum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3" svg:width="19.395cm" svg:height="19.395cm" svg:x="-1.289cm" svg:y="3.478cm"><text:p/><draw:enhanced-geometry svg:viewBox="0 0 21600 21600" draw:type="rectangle" draw:enhanced-path="M 0 0 L 21600 0 21600 21600 0 21600 0 0 Z N"/></draw:custom-shape><draw:custom-shape text:anchor-type="paragraph" draw:z-index="4" draw:name="Forme5" draw:style-name="gr5" draw:text-style-name="P5" svg:width="19.236cm" svg:height="3.546cm" svg:x="-1.21cm" svg:y="23.587cm"><text:p text:style-name="P1">FOOTER</text:p><draw:enhanced-geometry svg:viewBox="0 0 21600 21600" draw:type="rectangle" draw:enhanced-path="M 0 0 L 21600 0 21600 21600 0 21600 0 0 Z N"/></draw:custom-shape><draw:custom-shape text:anchor-type="paragraph" draw:z-index="5" draw:name="Forme6" draw:style-name="gr6" draw:text-style-name="P6" svg:width="12.145cm" svg:height="3.017cm" svg:x="4.531cm" svg:y="4.616cm"><text:p text:style-name="P1">ARTICLE</text:p><draw:enhanced-geometry svg:viewBox="0 0 21600 21600" draw:type="rectangle" draw:enhanced-path="M 0 0 L 21600 0 21600 21600 0 21600 0 0 Z N"/></draw:custom-shape><draw:custom-shape text:anchor-type="paragraph" draw:z-index="6" draw:name="Forme7" draw:style-name="gr7" draw:text-style-name="P7" svg:width="12.277cm" svg:height="3.546cm" svg:x="4.479cm" svg:y="8.585cm"><text:p text:style-name="P1">ARTICLE</text:p><draw:enhanced-geometry svg:viewBox="0 0 21600 21600" draw:type="rectangle" draw:enhanced-path="M 0 0 L 21600 0 21600 21600 0 21600 0 0 Z N"/></draw:custom-shape><draw:custom-shape text:anchor-type="paragraph" draw:z-index="7" draw:name="Forme8" draw:style-name="gr8" draw:text-style-name="P8" svg:width="12.198cm" svg:height="4.075cm" svg:x="4.531cm" svg:y="13.109cm"><text:p text:style-name="P1">ARTICLE</text:p><draw:enhanced-geometry svg:viewBox="0 0 21600 21600" draw:type="rectangle" draw:enhanced-path="M 0 0 L 21600 0 21600 21600 0 21600 0 0 Z N"/></draw:custom-shape><draw:custom-shape text:anchor-type="paragraph" draw:z-index="8" draw:name="Forme9" draw:style-name="gr9" draw:text-style-name="P8" svg:width="12.383cm" svg:height="3.493cm" svg:x="4.373cm" svg:y="18.269cm"><text:p text:style-name="P1">ARTICLE</text:p><draw:enhanced-geometry svg:viewBox="0 0 21600 21600" draw:type="rectangle" draw:enhanced-path="M 0 0 L 21600 0 21600 21600 0 21600 0 0 Z N"/></draw:custom-shape><draw:custom-shape text:anchor-type="paragraph" draw:z-index="9" draw:name="Forme10" draw:style-name="gr10" draw:text-style-name="P1" svg:width="2.885cm" svg:height="2.885cm" svg:x="-0.363cm" svg:y="4.828cm"><text:p text:style-name="P1">sujet</text:p><draw:enhanced-geometry svg:viewBox="0 0 21600 21600" draw:type="rectangle" draw:enhanced-path="M 0 0 L 21600 0 21600 21600 0 21600 0 0 Z N"/></draw:custom-shape><draw:custom-shape text:anchor-type="paragraph" draw:z-index="10" draw:name="Forme11" draw:style-name="gr11" draw:text-style-name="P1" svg:width="2.911cm" svg:height="2.911cm" svg:x="-0.363cm" svg:y="8.797cm"><text:p text:style-name="P1">sujet</text:p><draw:enhanced-geometry svg:viewBox="0 0 21600 21600" draw:type="rectangle" draw:enhanced-path="M 0 0 L 21600 0 21600 21600 0 21600 0 0 Z N"/></draw:custom-shape><draw:custom-shape text:anchor-type="paragraph" draw:z-index="11" draw:name="Forme12" draw:style-name="gr12" draw:text-style-name="P1" svg:width="3.467cm" svg:height="3.467cm" svg:x="-0.496cm" svg:y="13.427cm"><text:p text:style-name="P1">sujet</text:p><draw:enhanced-geometry svg:viewBox="0 0 21600 21600" draw:type="rectangle" draw:enhanced-path="M 0 0 L 21600 0 21600 21600 0 21600 0 0 Z N"/></draw:custom-shape><draw:custom-shape text:anchor-type="paragraph" draw:z-index="12" draw:name="Forme13" draw:style-name="gr13" draw:text-style-name="P1" svg:width="3.255cm" svg:height="3.255cm" svg:x="-0.443cm" svg:y="18.507cm"><text:p text:style-name="P1">sujet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33:28.616760571</meta:creation-date>
    <dc:date>2018-12-27T10:37:37.000139179</dc:date>
    <meta:editing-duration>PT4M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